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paragraph-properties fo:margin-left="0cm" fo:margin-right="0cm" fo:text-indent="0cm" style:auto-text-indent="false"/>
    </style:style>
    <style:style style:name="P2" style:family="paragraph" style:parent-style-name="Heading_20_5" style:list-style-name="L1"/>
    <style:style style:name="P3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hs_cos_wrapper_post_body"/><text:span text:style-name="Strong_20_Emphasis">Evite as substituições mais comuns</text:span></text:h>
      <text:p text:style-name="Text_20_body">Mudar de <text:span text:style-name="Emphasis">senha</text:span> para <text:span text:style-name="Emphasis">senh@</text:span> ou <text:span text:style-name="Emphasis">5enha</text:span> não enganará os cibercriminosos atuais. Não recomendamos usar nenhuma palavra comum com apenas uma substituição de número ou símbolo.</text:p>
      <text:p text:style-name="Text_20_body"><text:span text:style-name="Strong_20_Emphasis"/></text:p>
      <text:h text:style-name="Heading_20_2" text:outline-level="2"><text:bookmark text:name="hs_cos_wrapper_post_body Copia 1"/><text:span text:style-name="Strong_20_Emphasis">Não use padrões de teclado comuns</text:span></text:h>
      <text:p text:style-name="Text_20_body">Já falamos de senhas como <text:span text:style-name="Emphasis">1235678</text:span> e <text:span text:style-name="Emphasis">qwerty</text:span>, mas usar outros padrões de teclado não é realmente muito melhor, mesmo se parecerem complexos. Dê uma olhada em <text:span text:style-name="Emphasis">1qazxsw2</text:span> em seu teclado. Ela pode parecer complexa e aleatória, mas ainda assim é um padrão identificável. Há, na realidade, <text:span text:style-name="Strong_20_Emphasis">dicionários de senhas</text:span> na deepweb que listam esses padrões comuns, o que significa que um cibercriminoso sempre os tentará em primeiro lugar.</text:p>
      <text:h text:style-name="Heading_20_2" text:outline-level="2"><text:bookmark text:name="hs_cos_wrapper_post_body Copia 2"/><text:span text:style-name="Strong_20_Emphasis">Use autenticação de 2 fatores quando estiver disponível</text:span></text:h>
      <text:p text:style-name="Text_20_body">Muitos serviços online agora oferecem autenticação de 2 fatores, que pode evitar que alguém acesse sua conta, mesmo se descobrir sua senha. A autenticação de 2 fatores significa simplesmente que há uma etapa de verificação além de inserir seu nome de usuário e senha. Por exemplo, se você entrar em seu site de banco com um dispositivo novo ou desconhecido, o banco enviará um código de verificação por mensagem de texto ou e-mail, antes de permitir que você entre na conta. Muitos bancos agora exigem autenticação de 2 fatores, enquanto que empresas como a Google disponibilizam isso como uma opção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FreeSans1" style:font-family-complex="FreeSans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2T14:02:18.556668396</meta:creation-date>
    <dc:date>2023-10-12T14:22:38.063892051</dc:date>
    <meta:editing-duration>PT20M19S</meta:editing-duration>
    <meta:editing-cycles>2</meta:editing-cycles>
    <meta:generator>LibreOffice/7.6.2.1$Linux_X86_64 LibreOffice_project/60$Build-1</meta:generator>
    <meta:document-statistic meta:table-count="0" meta:image-count="0" meta:object-count="0" meta:page-count="1" meta:paragraph-count="6" meta:word-count="214" meta:character-count="1311" meta:non-whitespace-character-count="1103"/>
  </office:meta>
</office:document-meta>
</file>